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2.256cm" fo:min-width="35.02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81d41a" draw:textarea-horizontal-align="justify" draw:textarea-vertical-align="middle" draw:auto-grow-height="false" fo:min-height="0.478cm" fo:min-width="4.546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18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6d6d" draw:textarea-horizontal-align="justify" draw:textarea-vertical-align="middle" draw:auto-grow-height="false" fo:min-height="0.986cm" fo:min-width="29.94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0.986cm" fo:min-width="9.62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0.986cm" fo:min-width="14.706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ff8000" draw:textarea-horizontal-align="justify" draw:textarea-vertical-align="middle" draw:auto-grow-height="false" fo:min-height="0.986cm" fo:min-width="4.546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0.986cm" fo:min-width="4.546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f6d6d" draw:textarea-horizontal-align="justify" draw:textarea-vertical-align="middle" draw:auto-grow-height="false" fo:min-height="2.256cm" fo:min-width="29.946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ffff00" draw:textarea-horizontal-align="justify" draw:textarea-vertical-align="middle" draw:auto-grow-height="false" fo:min-height="3.526cm" fo:min-width="9.626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fd7d7" draw:textarea-horizontal-align="justify" draw:textarea-vertical-align="middle" draw:auto-grow-height="false" fo:min-height="3.526cm" fo:min-width="4.546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8000" draw:textarea-horizontal-align="justify" draw:textarea-vertical-align="middle" draw:auto-grow-height="false" fo:min-height="3.526cm" fo:min-width="4.546cm" fo:padding-top="0.142cm" fo:padding-bottom="0.142cm" fo:padding-left="0.267cm" fo:padding-right="0.267cm"/>
    </style:style>
    <style:style style:name="gr14" style:family="graphic" style:parent-style-name="standard">
      <style:graphic-properties svg:stroke-width="0.035cm" svg:stroke-color="#000000" draw:marker-start-width="0.252cm" draw:marker-end-width="0.252cm" draw:fill-color="#cccccc" draw:textarea-horizontal-align="justify" draw:textarea-vertical-align="middle" draw:auto-grow-height="false" fo:min-height="2.891cm" fo:min-width="14.706cm" fo:padding-top="0.142cm" fo:padding-bottom="0.142cm" fo:padding-left="0.267cm" fo:padding-right="0.267cm"/>
    </style:style>
    <style:style style:name="gr15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12.375cm" fo:min-width="35.643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4.099cm" fo:min-width="35.643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5.95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7.427cm"/>
    </style:style>
    <style:style style:name="P1" style:family="paragraph">
      <style:paragraph-properties fo:text-align="center"/>
    </style:style>
    <style:style style:name="P2" style:family="paragraph">
      <loext:graphic-properties draw:fill-color="#81d41a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6d6d"/>
      <style:paragraph-properties fo:text-align="center"/>
    </style:style>
    <style:style style:name="P5" style:family="paragraph">
      <loext:graphic-properties draw:fill-color="#ffff00"/>
      <style:paragraph-properties fo:text-align="center"/>
    </style:style>
    <style:style style:name="P6" style:family="paragraph">
      <loext:graphic-properties draw:fill-color="#cccccc"/>
      <style:paragraph-properties fo:text-align="center"/>
    </style:style>
    <style:style style:name="P7" style:family="paragraph">
      <loext:graphic-properties draw:fill-color="#ff8000"/>
      <style:paragraph-properties fo:text-align="center"/>
    </style:style>
    <style:style style:name="P8" style:family="paragraph">
      <loext:graphic-properties draw:fill-color="#ffd7d7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font-size="24pt" fo:font-weight="bold" style:font-size-asian="26pt" style:font-weight-asian="bold" style:font-size-complex="2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4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5.56cm" svg:height="2.54cm" svg:x="0.97cm" svg:y="0.526cm">
          <text:p text:style-name="P1"><text:span text:style-name="T1">WP0:</text:span> Management, Coordination and Dissemination </text:p>
          <text:p text:style-name="P1"><text:span text:style-name="T2">Lead:</text:span><text:span text:style-name="T3"> G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5.08cm" svg:height="0.762cm" svg:x="0.97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6.05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11.13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16.21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21.29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26.37cm" svg:y="17.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0.762cm" svg:x="31.45cm" svg:y="17.9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43cm" svg:height="0.962cm" svg:x="0.359cm" svg:y="18.733cm">
          <draw:text-box>
            <text:p>T0</text:p>
          </draw:text-box>
        </draw:frame>
        <draw:frame draw:style-name="gr4" draw:text-style-name="P3" draw:layer="layout" svg:width="2.318cm" svg:height="0.962cm" svg:x="35.414cm" svg:y="18.733cm">
          <draw:text-box>
            <text:p>T0+42</text:p>
          </draw:text-box>
        </draw:frame>
        <draw:custom-shape draw:style-name="gr5" draw:text-style-name="P4" draw:layer="layout" svg:width="30.48cm" svg:height="1.27cm" svg:x="0.97cm" svg:y="16.104cm">
          <text:p text:style-name="P1"><text:span text:style-name="T1">PhD:</text:span> GRAME/CITI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0.16cm" svg:height="1.27cm" svg:x="6.045cm" svg:y="14.826cm">
          <text:p text:style-name="P1"><text:span text:style-name="T1">Engineer:</text:span> GRAME/CITI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5.24cm" svg:height="1.27cm" svg:x="21.29cm" svg:y="13.556cm">
          <text:p text:style-name="P1"><text:span text:style-name="T1">Postdoc:</text:span> LMFA/GRAME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5.08cm" svg:height="1.27cm" svg:x="21.29cm" svg:y="14.826cm">
          <text:p text:style-name="P1"><text:span text:style-name="T1">Intern:</text:span> GRAME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08cm" svg:height="1.27cm" svg:x="16.21cm" svg:y="14.826cm">
          <text:p text:style-name="P1"><text:span text:style-name="T1">Intern:</text:span> LMFA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0.48cm" svg:height="2.54cm" svg:x="0.971cm" svg:y="3.06cm">
          <text:p text:style-name="P1"><text:span text:style-name="T1">WP1:</text:span> FPGA Programming With Faust </text:p>
          <text:p text:style-name="P1"><text:span text:style-name="T3">Lead: CIT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5" draw:layer="layout" svg:width="10.16cm" svg:height="3.81cm" svg:x="6.045cm" svg:y="5.606cm">
          <text:p text:style-name="P1"><text:span text:style-name="T1">WP2:</text:span> Hardware Implementation </text:p>
          <text:p text:style-name="P1"><text:span text:style-name="T3">Lead: G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8" draw:layer="layout" svg:width="5.08cm" svg:height="3.81cm" svg:x="16.21cm" svg:y="5.606cm">
          <text:p text:style-name="P1"><text:span text:style-name="T1">WP3:</text:span></text:p>
          <text:p text:style-name="P1">3D Artificial </text:p>
          <text:p text:style-name="P1">Reverb</text:p>
          <text:p text:style-name="P1"><text:span text:style-name="T3">Lead: LMF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7" draw:layer="layout" svg:width="5.08cm" svg:height="3.81cm" svg:x="21.29cm" svg:y="5.607cm">
          <text:p text:style-name="P1"><text:span text:style-name="T1">WP4:</text:span></text:p>
          <text:p text:style-name="P1">DSP Processor</text:p>
          <text:p text:style-name="P1">Module</text:p>
          <text:p text:style-name="P1"><text:span text:style-name="T3">Lead: G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6" draw:layer="layout" svg:width="15.24cm" svg:height="3.175cm" svg:x="21.29cm" svg:y="9.416cm">
          <text:p text:style-name="P1"><text:span text:style-name="T1">WP5: </text:span>Active Control Applications &amp; </text:p>
          <text:p text:style-name="P1">Artistic/Perceptual Validation</text:p>
          <text:p text:style-name="P1"><text:span text:style-name="T3">Lead: LMFA/GRAM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9" draw:layer="layout" svg:width="36.195cm" svg:height="12.677cm" svg:x="0.665cm" svg:y="0.25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6.195cm" svg:height="4.401cm" svg:x="0.665cm" svg:y="13.229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6.454cm" svg:height="1.195cm" svg:x="7.947cm" svg:y="10.409cm">
          <draw:text-box>
            <text:p text:style-name="P10"><text:span text:style-name="T4">Workpackages</text:span></text:p>
          </draw:text-box>
        </draw:frame>
        <draw:frame draw:style-name="gr18" draw:text-style-name="P11" draw:layer="layout" svg:width="7.927cm" svg:height="1.195cm" svg:x="7.211cm" svg:y="13.433cm">
          <draw:text-box>
            <text:p text:style-name="P10"><text:span text:style-name="T4">Human Resourc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8.1cm" fo:page-height="19.68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0-05T09:10:31.495718353</meta:creation-date>
    <dc:date>2019-10-22T16:17:47.339227581</dc:date>
    <meta:editing-duration>PT1H32M41S</meta:editing-duration>
    <meta:editing-cycles>32</meta:editing-cycles>
    <meta:generator>LibreOffice/6.3.0.4$Linux_X86_64 LibreOffice_project/30$Build-4</meta:generator>
    <meta:document-statistic meta:object-count="24"/>
  </office:meta>
</office:document-meta>
</file>